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5cm" svg:height="5cm" svg:x="6.5cm" svg:y="9.5cm">
          <text:p text:style-name="P1"><text:span text:style-name="T1">M1</text:span></text:p>
          <text:p text:style-name="P1"><text:span text:style-name="T2">rpc, srv, app</text:span></text:p>
        </draw:rect>
        <draw:rect draw:style-name="gr1" draw:text-style-name="P2" draw:layer="layout" svg:width="2.5cm" svg:height="2cm" svg:x="2.5cm" svg:y="11cm">
          <text:p text:style-name="P2"><text:span text:style-name="T2">web</text:span></text:p>
        </draw:rect>
        <draw:line draw:style-name="gr2" draw:text-style-name="P2" draw:layer="layout" svg:x1="4.96cm" svg:y1="12.162cm" svg:x2="6.46cm" svg:y2="12.162cm">
          <text:p/>
        </draw:line>
        <draw:line draw:style-name="gr3" draw:text-style-name="P2" draw:layer="layout" svg:x1="10cm" svg:y1="9.5cm" svg:x2="16cm" svg:y2="5.5cm">
          <text:p/>
        </draw:line>
        <draw:line draw:style-name="gr3" draw:text-style-name="P2" draw:layer="layout" svg:x1="25.5cm" svg:y1="9.5cm" svg:x2="19.5cm" svg:y2="5.5cm">
          <text:p/>
        </draw:line>
        <draw:rect draw:style-name="gr1" draw:text-style-name="P1" draw:layer="layout" svg:width="7.5cm" svg:height="5cm" svg:x="22cm" svg:y="9.5cm">
          <text:p text:style-name="P1"><text:span text:style-name="T1">M2</text:span></text:p>
          <text:p text:style-name="P1"><text:span text:style-name="T2">rpc, srv, app</text:span></text:p>
        </draw:rect>
        <draw:rect draw:style-name="gr1" draw:text-style-name="P2" draw:layer="layout" svg:width="2.5cm" svg:height="2cm" svg:x="18.04cm" svg:y="11cm">
          <text:p text:style-name="P2"><text:span text:style-name="T2">web</text:span></text:p>
        </draw:rect>
        <draw:line draw:style-name="gr2" draw:text-style-name="P2" draw:layer="layout" svg:x1="20.5cm" svg:y1="12.162cm" svg:x2="22cm" svg:y2="12.162cm">
          <text:p/>
        </draw:line>
        <draw:rect draw:style-name="gr1" draw:text-style-name="P1" draw:layer="layout" svg:width="7.5cm" svg:height="5cm" svg:x="14cm" svg:y="0.5cm">
          <text:p text:style-name="P1"><text:span text:style-name="T1">M3</text:span></text:p>
          <text:p text:style-name="P1"><text:span text:style-name="T2">rpc, srv, app</text:span></text:p>
        </draw:rect>
        <draw:rect draw:style-name="gr1" draw:text-style-name="P2" draw:layer="layout" svg:width="2.5cm" svg:height="2cm" svg:x="10cm" svg:y="2cm">
          <text:p text:style-name="P2"><text:span text:style-name="T2">web</text:span></text:p>
        </draw:rect>
        <draw:line draw:style-name="gr2" draw:text-style-name="P2" draw:layer="layout" svg:x1="12.46cm" svg:y1="3.162cm" svg:x2="13.96cm" svg:y2="3.1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7T20:33:31.74</meta:creation-date>
    <dc:date>2010-08-07T20:57:53.04</dc:date>
    <meta:editing-duration>PT00H24M19S</meta:editing-duration>
    <meta:editing-cycles>5</meta:editing-cycles>
    <meta:generator>OpenOffice.org/3.2$Win32 OpenOffice.org_project/320m12$Build-9483</meta:generator>
    <meta:document-statistic meta:object-count="11"/>
  </office:meta>
</office:document-meta>
</file>